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automatic-styles>
    <style:style style:name="Table1" style:family="table">
      <style:table-properties style:width="33.25mm" fo:margin-left="-1.91mm" table:align="left" style:writing-mode="lr-tb"/>
    </style:style>
    <style:style style:name="Table1.A" style:family="table-column">
      <style:table-column-properties style:column-width="33.25mm"/>
    </style:style>
    <style:style style:name="Table1.1" style:family="table-row">
      <style:table-row-properties style:min-row-height="9.82mm" fo:keep-together="auto"/>
    </style:style>
    <style:style style:name="Table1.A1" style:family="table-cell">
      <style:table-cell-properties fo:padding-left="1.91mm" fo:padding-right="1.91mm" fo:padding-top="0mm" fo:padding-bottom="0mm" fo:border="none"/>
    </style:style>
    <style:style style:name="Table1.2" style:family="table-row">
      <style:table-row-properties style:min-row-height="9.35mm" fo:keep-together="auto"/>
    </style:style>
    <style:style style:name="Table2" style:family="table">
      <style:table-properties style:width="23.64mm" fo:margin-left="-1.91mm" table:align="left" style:writing-mode="lr-tb"/>
    </style:style>
    <style:style style:name="Table2.A" style:family="table-column">
      <style:table-column-properties style:column-width="23.64mm"/>
    </style:style>
    <style:style style:name="Table2.1" style:family="table-row">
      <style:table-row-properties style:min-row-height="4.53mm" fo:keep-together="auto"/>
    </style:style>
    <style:style style:name="Table2.A1" style:family="table-cell">
      <style:table-cell-properties style:vertical-align="bottom" fo:background-color="#ffffff" fo:padding-left="1.91mm" fo:padding-right="1.91mm" fo:padding-top="0mm" fo:padding-bottom="0mm" fo:border="none">
        <style:background-image/>
      </style:table-cell-properties>
    </style:style>
    <style:style style:name="P1" style:family="paragraph" style:parent-style-name="Standard">
      <style:paragraph-properties fo:margin-top="0mm" fo:margin-bottom="0mm" fo:text-align="center" style:justify-single-word="false"/>
    </style:style>
    <style:style style:name="P2" style:family="paragraph" style:parent-style-name="Standard">
      <style:paragraph-properties fo:margin-top="0mm" fo:margin-bottom="0mm" fo:line-height="100%" fo:text-align="justify" style:justify-single-word="false"/>
      <style:text-properties style:font-name="Century Gothic" fo:font-size="11pt" style:font-size-asian="11pt" style:font-name-complex="Times-Roman"/>
    </style:style>
    <style:style style:name="P3" style:family="paragraph" style:parent-style-name="Standard">
      <style:paragraph-properties fo:margin-top="0mm" fo:margin-bottom="0mm" fo:line-height="100%" fo:text-align="justify" style:justify-single-word="false"/>
      <style:text-properties style:font-name="Century Gothic" fo:font-size="11pt" fo:font-weight="bold" style:font-size-asian="11pt" style:font-weight-asian="bold" style:font-name-complex="Times-Bold1" style:font-weight-complex="bold"/>
    </style:style>
    <style:style style:name="P4"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Roman" style:font-size-complex="10pt"/>
    </style:style>
    <style:style style:name="P5" style:family="paragraph" style:parent-style-name="Standard">
      <style:paragraph-properties fo:margin-top="0mm" fo:margin-bottom="0mm" fo:text-align="center" style:justify-single-word="false"/>
      <style:text-properties style:font-name="Century Gothic" fo:font-size="10pt" style:font-size-asian="10pt" style:font-name-complex="Times-Bold1" style:font-size-complex="10pt" style:font-weight-complex="bold"/>
    </style:style>
    <style:style style:name="P6"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Bold1" style:font-size-complex="10pt" style:font-weight-complex="bold"/>
    </style:style>
    <style:style style:name="P7"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Bold1" style:font-size-complex="10pt" style:font-weight-complex="bold"/>
    </style:style>
    <style:style style:name="P8" style:family="paragraph" style:parent-style-name="Standard">
      <style:paragraph-properties fo:margin-top="0mm" fo:margin-bottom="0mm" fo:text-align="center" style:justify-single-word="false"/>
      <style:text-properties style:font-name="Century Gothic" fo:font-size="16pt" fo:language="en" fo:country="SG" style:text-underline-style="solid" style:text-underline-width="auto" style:text-underline-color="font-color" fo:font-weight="bold" style:font-size-asian="16pt" style:font-weight-asian="bold" style:font-size-complex="16pt"/>
    </style:style>
    <style:style style:name="P9" style:family="paragraph" style:parent-style-name="Standard">
      <style:paragraph-properties fo:margin-top="0mm" fo:margin-bottom="0mm" fo:line-height="100%"/>
      <style:text-properties style:font-name="Times-Bold" fo:font-size="11pt" fo:font-weight="bold" style:font-size-asian="11pt" style:font-weight-asian="bold" style:font-name-complex="Times-Bold1" style:font-weight-complex="bold"/>
    </style:style>
    <style:style style:name="P10" style:family="paragraph" style:parent-style-name="Standard">
      <style:paragraph-properties fo:margin-top="0mm" fo:margin-bottom="0mm" fo:line-height="100%"/>
    </style:style>
    <style:style style:name="P11" style:family="paragraph" style:parent-style-name="Standard">
      <style:paragraph-properties fo:margin-top="0mm" fo:margin-bottom="0mm" fo:line-height="100%" fo:text-align="justify" style:justify-single-word="false"/>
    </style:style>
    <style:style style:name="P12" style:family="paragraph" style:parent-style-name="Standard">
      <style:paragraph-properties fo:margin-top="0mm" fo:margin-bottom="0mm" fo:line-height="100%" fo:text-align="center" style:justify-single-word="false"/>
    </style:style>
    <style:style style:name="P13" style:family="paragraph" style:parent-style-name="Standard">
      <style:paragraph-properties fo:margin-top="0mm" fo:margin-bottom="0mm" fo:line-height="100%" fo:text-align="center" style:justify-single-word="fals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4" style:family="paragraph" style:parent-style-name="Standard">
      <style:paragraph-properties fo:margin-top="0mm" fo:margin-bottom="0mm" fo:line-height="100%" fo:text-align="center" style:justify-single-word="false"/>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P15" style:family="paragraph" style:parent-style-name="Standard">
      <style:paragraph-properties fo:margin-top="0mm" fo:margin-bottom="0mm" fo:line-height="100%" fo:text-align="center" style:justify-single-word="false" fo:padding="0mm" fo:border="non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6" style:family="paragraph" style:parent-style-name="Standard">
      <style:paragraph-properties fo:margin-left="45.6mm" fo:margin-right="0mm" fo:margin-top="0mm" fo:margin-bottom="0mm" fo:text-align="center" style:justify-single-word="false" fo:text-indent="-40.83mm" style:auto-text-indent="false"/>
    </style:style>
    <style:style style:name="P17" style:family="paragraph" style:parent-style-name="Standard" style:master-page-name="Standard">
      <style:paragraph-properties fo:margin-left="45.6mm" fo:margin-right="0mm" fo:margin-top="0mm" fo:margin-bottom="0mm" fo:text-align="center" style:justify-single-word="false" fo:text-indent="-40.83mm" style:auto-text-indent="false" style:page-number="auto"/>
    </style:style>
    <style:style style:name="P18" style:family="paragraph" style:parent-style-name="Standard">
      <style:paragraph-properties fo:margin-left="12.7mm" fo:margin-right="0mm" fo:margin-top="0mm" fo:margin-bottom="0mm" fo:text-align="center" style:justify-single-word="false" fo:text-indent="0mm" style:auto-text-indent="false"/>
      <style:text-properties style:font-name="Century Gothic" fo:font-size="11pt" style:font-size-asian="11pt" style:font-name-complex="Times-Bold1" style:font-weight-complex="bold"/>
    </style:style>
    <style:style style:name="P19" style:family="paragraph" style:parent-style-name="Standard">
      <style:paragraph-properties fo:margin-left="12.7mm" fo:margin-right="0mm" fo:margin-top="0mm" fo:margin-bottom="0mm" fo:line-height="100%" fo:text-align="justify" style:justify-single-word="false" fo:text-indent="0mm" style:auto-text-indent="false"/>
    </style:style>
    <style:style style:name="P20" style:family="paragraph" style:parent-style-name="Standard">
      <style:paragraph-properties fo:margin-left="0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1" style:family="paragraph" style:parent-style-name="Standard">
      <style:paragraph-properties fo:margin-left="0mm" fo:margin-right="0mm" fo:margin-top="0mm" fo:margin-bottom="0mm" fo:line-height="100%" fo:text-align="justify" style:justify-single-word="false" fo:text-indent="12.7mm" style:auto-text-indent="false"/>
    </style:style>
    <style:style style:name="P22" style:family="paragraph" style:parent-style-name="Standard">
      <style:paragraph-properties fo:margin-left="12.7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3" style:family="paragraph" style:parent-style-name="Standard">
      <style:paragraph-properties fo:margin-left="12.7mm" fo:margin-right="0mm" fo:margin-top="0mm" fo:margin-bottom="0mm" fo:line-height="100%" fo:text-align="justify" style:justify-single-word="false" fo:text-indent="12.7mm" style:auto-text-indent="false"/>
    </style:style>
    <style:style style:name="P24" style:family="paragraph" style:parent-style-name="Footer">
      <style:paragraph-properties fo:text-align="center" style:justify-single-word="false"/>
    </style:style>
    <style:style style:name="T1" style:family="text">
      <style:text-properties style:font-name="Century Gothic" fo:font-size="16pt" fo:language="en" fo:country="SG" style:text-underline-style="solid" style:text-underline-width="auto" style:text-underline-color="font-color" fo:font-weight="bold" style:font-size-asian="16pt" style:font-weight-asian="bold" style:font-size-complex="16pt"/>
    </style:style>
    <style:style style:name="T2" style:family="text">
      <style:text-properties style:font-name="Century Gothic" fo:font-size="10pt" style:font-size-asian="10pt" style:font-name-complex="Times-Bold1" style:font-size-complex="10pt" style:font-weight-complex="bold"/>
    </style:style>
    <style:style style:name="T3" style:family="text">
      <style:text-properties style:font-name="Century Gothic" fo:font-size="10pt" style:font-size-asian="10pt" style:font-name-complex="Times-Roman" style:font-size-complex="10pt"/>
    </style:style>
    <style:style style:name="T4" style:family="text">
      <style:text-properties style:font-name="Century Gothic" fo:font-size="10pt" fo:language="en" fo:country="SG" style:font-size-asian="10pt" style:font-size-complex="10pt"/>
    </style:style>
    <style:style style:name="T5" style:family="text">
      <style:text-properties style:font-name="Century Gothic" fo:font-size="10pt" fo:font-weight="bold" style:font-size-asian="10pt" style:font-weight-asian="bold" style:font-name-complex="Times-Roman" style:font-size-complex="10pt"/>
    </style:style>
    <style:style style:name="T6" style:family="text">
      <style:text-properties style:font-name="Century Gothic" fo:font-size="10pt" style:text-underline-style="solid" style:text-underline-width="auto" style:text-underline-color="font-color" fo:font-weight="bold" style:font-size-asian="10pt" style:font-weight-asian="bold" style:font-name-complex="Times-Roman" style:font-size-complex="10pt"/>
    </style:style>
    <style:style style:name="T7" style:family="text">
      <style:text-properties style:font-name="Century Gothic" fo:font-size="11pt" style:font-size-asian="11pt" style:font-name-complex="Times-Bold1" style:font-weight-complex="bold"/>
    </style:style>
    <style:style style:name="T8" style:family="text">
      <style:text-properties style:font-name="Century Gothic" fo:font-size="11pt" style:font-size-asian="11pt" style:font-name-complex="Times-Roman"/>
    </style:style>
    <style:style style:name="T9" style:family="text">
      <style:text-properties style:font-name="Century Gothic" fo:font-size="11pt" style:text-underline-style="solid" style:text-underline-width="auto" style:text-underline-color="font-color" style:font-size-asian="11pt" style:font-name-complex="Times-Bold1" style:font-weight-complex="bold"/>
    </style:style>
    <style:style style:name="T10" style:family="text">
      <style:text-properties style:font-name="Century Gothic" fo:font-size="11pt" style:text-underline-style="solid" style:text-underline-width="auto" style:text-underline-color="font-color" fo:font-weight="bold" style:font-size-asian="11pt" style:font-weight-asian="bold" style:font-name-complex="Times-Bold1" style:font-weight-complex="bold"/>
    </style:style>
    <style:style style:name="T11" style:family="text">
      <style:text-properties style:font-name="Century Gothic" fo:font-size="11pt" fo:font-weight="bold" style:font-size-asian="11pt" style:font-weight-asian="bold" style:font-name-complex="Times-Bold1" style:font-weight-complex="bold"/>
    </style:style>
    <style:style style:name="T12" style:family="text">
      <style:text-properties style:font-name="Century Gothic" fo:font-size="11pt" fo:font-weight="bold" style:font-size-asian="11pt" style:font-weight-asian="bold" style:font-name-complex="Times-Roman"/>
    </style:style>
    <style:style style:name="T13" style:family="text">
      <style:text-properties fo:font-weight="bold" style:font-weight-asian="bold" style:font-size-complex="12pt" style:font-weight-complex="bold"/>
    </style:style>
    <style:style style:name="T14" style:family="text">
      <style:text-properties style:font-name="Times-Bold" fo:font-size="11pt" style:font-size-asian="11pt" style:font-name-complex="Times-Bold1" style:font-weight-complex="bold"/>
    </style:style>
    <style:style style:name="T15" style:family="text">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fr1" style:family="graphic" style:parent-style-name="Frame">
      <style:graphic-properties fo:margin-left="3.18mm" fo:margin-right="3.18mm" fo:margin-top="0mm" fo:margin-bottom="0mm" style:wrap="dynamic" style:number-wrapped-paragraphs="no-limit" style:vertical-pos="from-top" style:vertical-rel="page" style:horizontal-pos="right" style:horizontal-rel="page-content" fo:background-color="#ffffff" style:background-transparency="100%" fo:padding="0mm"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AAA</text:span></text:p>
      <text:p text:style-name="P1"><text:span text:style-name="T4">UEN : BBB</text:span></text:p>
      <text:p text:style-name="P1"><text:span text:style-name="T2">(Incorporated in Republic of Singapore)</text:span></text:p>
      <text:p text:style-name="P18"/>
      <text:p text:style-name="P18"/>
      <text:p text:style-name="P18"/>
      <text:p text:style-name="P1"><text:span text:style-name="T7">DIRECTORS' RESOLUTION IN WRITING PURSUANT TO ARTICLE 90 OF THE</text:span></text:p>
      <text:p text:style-name="P1"><text:span text:style-name="T9">COMPANY'S ARTICLES OF ASSOCIATION PASSED ON </text:span><text:span text:style-name="T10">DDTHMMYYYY</text:span></text:p>
      <text:p text:style-name="P9"/>
      <text:p text:style-name="P9"/>
      <text:p text:style-name="P9"/>
      <text:p text:style-name="P11"><text:span text:style-name="T11">CERTIFIED OF INCORPORATION</text:span></text:p>
      <text:p text:style-name="P11"><text:span text:style-name="T3">That the Company was incorporated on the </text:span><text:span text:style-name="T5">DDth</text:span><text:span text:style-name="T3"> day of </text:span><text:span text:style-name="T5">MM YYYY</text:span><text:span text:style-name="T3"> and the Certificate of Incorporation was produced.</text:span></text:p>
      <text:p text:style-name="P4"/>
      <text:p text:style-name="P4"/>
      <text:p text:style-name="P11"><text:span text:style-name="T11">MEMORANDUM &amp; ARTICLES OF ASSOCIATION</text:span></text:p>
      <text:p text:style-name="P11"><text:span text:style-name="T3">A copy of the Memorandum &amp; Articles of Association as registered was tabled and adopted as the Constitution of the Company.</text:span></text:p>
      <text:p text:style-name="P4"/>
      <text:p text:style-name="P4"/>
      <text:p text:style-name="P11"><text:span text:style-name="T11">DIRECTORS</text:span></text:p>
      <text:p text:style-name="P11"><text:span text:style-name="T3">That appointment of </text:span><text:span text:style-name="T5">MR CCC and MR DDD </text:span><text:span text:style-name="T3">being the First Directors of the Company be and are hereby confirmed.</text:span></text:p>
      <text:p text:style-name="P4"/>
      <text:p text:style-name="P4"/>
      <text:p text:style-name="P11"><text:span text:style-name="T11">SECRETARY</text:span></text:p>
      <text:p text:style-name="P11"><text:span text:style-name="T3">The appointment of </text:span><text:span text:style-name="T5">MS</text:span><text:bookmark text:name="_GoBack"/><text:span text:style-name="T5"> KHOR SIEW ENG</text:span><text:span text:style-name="T3"> as the Secretary of the Company be and is hereby confirmed.</text:span></text:p>
      <text:p text:style-name="P4"/>
      <text:p text:style-name="P4"/>
      <text:p text:style-name="P11"><text:span text:style-name="T11">COMMON SEAL</text:span></text:p>
      <text:p text:style-name="P11"><text:span text:style-name="T3">It is resolved: </text:span></text:p>
      <text:p text:style-name="P11"><text:span text:style-name="T3">“That the Seal, an impression of which is affixed to these minutes, be and is hereby adopted as the Common Seal of the Company.”</text:span></text:p>
      <text:p text:style-name="P4"/>
      <text:p text:style-name="P4"/>
      <text:p text:style-name="P11"><text:span text:style-name="T11">REGISTERED OFFICE</text:span></text:p>
      <text:p text:style-name="P11"><text:span text:style-name="T3">“That the registered office at </text:span><text:span text:style-name="T5">Add-1</text:span><text:span text:style-name="T3"> since the date of the incorporation of the Company be and is hereby approved and ratified.”</text:span></text:p>
      <text:p text:style-name="P4"/>
      <text:p text:style-name="P4"/>
      <text:p text:style-name="P11"><text:span text:style-name="T11">CLOSING OF FINANCIAL ACCOUNTS</text:span></text:p>
      <text:p text:style-name="P11"><text:span text:style-name="T3">It was decided to defer the date of the closing of financial accounts of the Company to a later date.<text:tab/><text:tab/><text:tab/></text:span></text:p>
      <table:table table:name="Table2" table:style-name="Table2">
        <table:table-column table:style-name="Table2.A"/>
        <table:table-row table:style-name="Table2.1">
          <table:table-cell table:style-name="Table2.A1" office:value-type="string">
            <text:p text:style-name="P10"><text:span text:style-name="T15"><text:s/>Initial by Directors</text:span></text:p>
            <text:p text:style-name="P13"><draw:frame draw:style-name="fr1" draw:name="Frame1" text:anchor-type="paragraph" svg:y="243.7mm" draw:z-index="0"><draw:text-box fo:min-height="0mm" fo:min-width="0.41mm"><table:table table:name="Table1" table:style-name="Table1"><table:table-column table:style-name="Table1.A"/><table:table-row table:style-name="Table1.1"><table:table-cell table:style-name="Table1.A1" office:value-type="string"><text:p text:style-name="P15"/></table:table-cell></table:table-row><table:table-row table:style-name="Table1.2"><table:table-cell table:style-name="Table1.A1" office:value-type="string"><text:p text:style-name="P15"/></table:table-cell></table:table-row></table:table><text:p text:style-name="Standard"/></draw:text-box></draw:frame></text:p>
          </table:table-cell>
        </table:table-row>
        <table:table-row table:style-name="Table2.1">
          <table:table-cell table:style-name="Table2.A1" office:value-type="string">
            <text:p text:style-name="P13"/>
          </table:table-cell>
        </table:table-row>
        <table:table-row table:style-name="Table2.1">
          <table:table-cell table:style-name="Table2.A1" office:value-type="string">
            <text:p text:style-name="P14"/>
          </table:table-cell>
        </table:table-row>
      </table:table>
      <text:p text:style-name="P8"/>
      <text:p text:style-name="P16"><text:span text:style-name="T1">AAA</text:span></text:p>
      <text:p text:style-name="P1"><text:span text:style-name="T4">UEN : BBB</text:span></text:p>
      <text:p text:style-name="P1"><text:span text:style-name="T2"><text:s/>(Incorporated in Republic of Singapore)</text:span></text:p>
      <text:p text:style-name="P5"/>
      <text:p text:style-name="P5"/>
      <text:p text:style-name="P1"><text:span text:style-name="T7">DIRECTORS' RESOLUTION IN WRITING PURSUANT TO ARTICLE 90 OF THE</text:span></text:p>
      <text:p text:style-name="P12"><text:soft-page-break/><text:span text:style-name="T9">COMPANY'S ARTICLES OF ASSOCIATION PASSED ON </text:span><text:span text:style-name="T10">DDTH MM YYYY</text:span></text:p>
      <text:p text:style-name="P3"/>
      <text:p text:style-name="P7"/>
      <text:p text:style-name="P7"/>
      <text:p text:style-name="P11"><text:span text:style-name="T11">ISSUE OF SUBSCRIBERS’ SHARES</text:span></text:p>
      <text:p text:style-name="P11"><text:span text:style-name="T3">It is confirmed:</text:span></text:p>
      <text:p text:style-name="P11"><text:span text:style-name="T3">“That the subscribers to the Memorandum &amp; Articles of Association of the Company were registered as members in respect of the shares for which they have subscribed in full at par, for cash :-</text:span></text:p>
      <text:p text:style-name="P20"/>
      <text:p text:style-name="P21"><text:span text:style-name="T6">Subscriber</text:span><text:span text:style-name="T3"><text:tab/><text:tab/><text:tab/></text:span><text:span text:style-name="T6">No. Of Shares Allotted</text:span></text:p>
      <text:p text:style-name="P11"><text:span text:style-name="T3"><text:tab/>SSS-1 <text:s text:c="6"/><text:tab/><text:tab/><text:tab/>Amt-1 ($$$-1)</text:span></text:p>
      <text:p text:style-name="P11"><text:span text:style-name="T3"><text:tab/>SSS-2<text:tab/><text:tab/><text:tab/><text:tab/>Amt-2 ($$$-2)</text:span></text:p>
      <text:p text:style-name="P11"><text:span text:style-name="T3"><text:s text:c="65"/>----------</text:span></text:p>
      <text:p text:style-name="P11"><text:span text:style-name="T5"><text:s text:c="13"/>Total : <text:s text:c="40"/>Amt-3 ($$$-3)</text:span></text:p>
      <text:p text:style-name="P11"><text:span text:style-name="T3"><text:s text:c="16"/><text:tab/><text:tab/><text:tab/><text:tab/>=====</text:span></text:p>
      <text:p text:style-name="P21"><text:span text:style-name="T3"><text:tab/><text:tab/><text:tab/><text:tab/></text:span></text:p>
      <text:p text:style-name="P19"><text:span text:style-name="T3">“That the share certificates no. </text:span><text:span text:style-name="T5">CS-1</text:span><text:span text:style-name="T3"> &amp; </text:span><text:span text:style-name="T5">CS-2</text:span><text:span text:style-name="T3"> be issued accordingly to the above allottees and that the Common Seal of the Company be affixed thereto in accordance with the Articles of Association of the Company.”</text:span></text:p>
      <text:p text:style-name="P4"/>
      <text:p text:style-name="P7"/>
      <text:p text:style-name="P11"><text:span text:style-name="T11">SHAREHOLDERS’ RESOLUTION</text:span></text:p>
      <text:p text:style-name="P11"><text:span text:style-name="T3">“That the Company shall pass a Shareholders’ Resolution on </text:span><text:span text:style-name="T5">DDth MM YYYY</text:span><text:span text:style-name="T3"> for the purpose of the following:-</text:span></text:p>
      <text:p text:style-name="P4"/>
      <text:p text:style-name="P11"><text:span text:style-name="T3">“That full authority be and is hereby given to the directors’ pursuant to Section 161 of the Companies Act, Cap. 50, to issue shares of the Company to such members and to such persons and for such consideration as they think fit, such authority to continue in force until the conclusion of the First Annual General Meeting after this date.”</text:span></text:p>
      <text:p text:style-name="P22"/>
      <text:p text:style-name="P22"/>
      <text:p text:style-name="P22"/>
      <text:p text:style-name="P22"/>
      <text:p text:style-name="P22"/>
      <text:p text:style-name="P23"><text:span text:style-name="T3"><text:s text:c="24"/></text:span><text:span text:style-name="T8"><text:s text:c="3"/></text:span><text:span text:style-name="T12">SIGNED AS CORRECT RECORD</text:span></text:p>
      <text:p text:style-name="P2"/>
      <text:p text:style-name="P4"/>
      <text:p text:style-name="P6"/>
      <text:p text:style-name="P6"/>
      <text:p text:style-name="P6"/>
      <text:p text:style-name="P6"/>
      <text:p text:style-name="P6"/>
      <text:p text:style-name="P11"><text:span text:style-name="T3">______________________________<text:tab/><text:tab/><text:tab/><text:tab/>____________________________<text:tab/></text:span></text:p>
      <text:p text:style-name="P11"><text:span text:style-name="T3">CCC<text:tab/><text:tab/> <text:s text:c="6"/></text:span><text:span text:style-name="T2"><text:tab/><text:tab/><text:tab/><text:tab/><text:tab/><text:tab/>DDD</text:span></text:p>
      <text:p text:style-name="P11"><text:span text:style-name="T3">Director<text:tab/><text:tab/><text:tab/><text:tab/><text:tab/><text:tab/><text:tab/>Director</text:span></text:p>
      <text:p text:style-name="P11"><text:span text:style-name="T3"><text:tab/><text:tab/><text:tab/><text:tab/><text:tab/><text:tab/><text:tab/><text:tab/><text:tab/><text:tab/><text:tab/></text:span></text:p>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ourier" fo:font-size="11pt" fo:language="en" fo:country="US" style:letter-kerning="true" style:font-name-asian="Calibri" style:font-size-asian="11pt" style:language-asian="zh" style:country-asian="CN" style:font-name-complex="Courier New"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fo:line-height="115%" fo:orphans="2" fo:widows="2" style:writing-mode="lr-tb"/>
      <style:text-properties style:use-window-font-color="true" fo:font-size="12pt" fo:language="en" fo:country="GB" style:font-size-asian="12pt" style:language-asian="en" style:country-asian="US"/>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Frame_20_contents" style:display-name="Frame contents" style:family="paragraph" style:parent-style-name="Text_20_body"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GB" style:font-size-asian="12pt" style:language-asian="en" style:country-asian="US"/>
    </style:style>
    <style:style style:name="Footer_20_Char" style:display-name="Footer Char" style:family="text" style:parent-style-name="Default_20_Paragraph_20_Font">
      <style:text-properties fo:font-size="12pt" fo:language="en" fo:country="GB" style:font-size-asian="12pt" style:language-asian="en" style:country-asian="US"/>
    </style:style>
    <style:style style:name="Balloon_20_Text_20_Char" style:display-name="Balloon Text Char" style:family="text" style:parent-style-name="Default_20_Paragraph_20_Font">
      <style:text-properties style:font-name="Segoe UI" fo:font-size="9pt" fo:language="en" fo:country="GB" style:font-size-asian="9pt" style:language-asian="en" style:country-asian="US" style:font-name-complex="Segoe UI1" style:font-size-complex="9p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size-complex="12pt" style:font-weight-complex="bold"/>
    </style:style>
    <style:page-layout style:name="Mpm1">
      <style:page-layout-properties fo:page-width="210.01mm" fo:page-height="297mm" style:num-format="1" style:print-orientation="portrait" fo:margin-top="15.01mm" fo:margin-bottom="12.51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IES ECHO PTE</dc:title>
    <meta:initial-creator>Sally Khor</meta:initial-creator>
    <dc:creator>Sally Khor</dc:creator>
    <meta:editing-cycles>2</meta:editing-cycles>
    <meta:print-date>2014-11-19T08:39:00</meta:print-date>
    <meta:creation-date>2015-06-16T05:34:00</meta:creation-date>
    <dc:date>2015-06-16T05:34:00</dc:date>
    <meta:editing-duration>P0D</meta:editing-duration>
    <meta:generator>LibreOffice/3.5$Linux_X86_64 LibreOffice_project/350m1$Build-2</meta:generator>
    <meta:document-statistic meta:table-count="2" meta:image-count="0" meta:object-count="0" meta:page-count="2" meta:paragraph-count="46" meta:word-count="410" meta:character-count="2669" meta:non-whitespace-character-count="207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